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962cm"/>
    </style:style>
    <style:style style:name="co2" style:family="table-column">
      <style:table-column-properties fo:break-before="auto" style:column-width="6.92cm"/>
    </style:style>
    <style:style style:name="co3" style:family="table-column">
      <style:table-column-properties fo:break-before="auto" style:column-width="7.6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d6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<text:s text:c="19"/>KN <text:s text:c="13"/>SVM <text:s text:c="13"/>AN <text:s text:c="8"/>Med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002 <text:s text:c="4"/>0.850877 <text:s text:c="5"/>0.894737 <text:s text:c="4"/>0.798246 <text:s text:c="3"/>0.847953</text:p>
          </table:table-cell>
          <table:table-cell/>
          <table:table-cell table:style-name="ce1" office:value-type="string" calcext:value-type="string">
            <text:p><text:s text:c="18"/>KN <text:s text:c="13"/>SVM <text:s text:c="14"/>AN </text:p>
          </table:table-cell>
        </table:table-row>
        <table:table-row table:style-name="ro1">
          <table:table-cell office:value-type="string" calcext:value-type="string">
            <text:p>T003 <text:s text:c="4"/>0.868421 <text:s text:c="5"/>0.903509 <text:s text:c="4"/>0.903509 <text:s text:c="3"/>0.891813</text:p>
          </table:table-cell>
          <table:table-cell/>
          <table:table-cell office:value-type="string" calcext:value-type="string">
            <text:p>T031 <text:s text:c="4"/>0.890625 <text:s text:c="5"/>0.960938 <text:s text:c="4"/>0.921875</text:p>
          </table:table-cell>
        </table:table-row>
        <table:table-row table:style-name="ro1">
          <table:table-cell office:value-type="string" calcext:value-type="string">
            <text:p>T005 <text:s text:c="4"/>0.732759 <text:s text:c="5"/>0.905172 <text:s text:c="4"/>0.775862 <text:s text:c="3"/>0.804598</text:p>
          </table:table-cell>
          <table:table-cell/>
          <table:table-cell office:value-type="string" calcext:value-type="string">
            <text:p>T060 <text:s text:c="4"/>0.634615 <text:s text:c="5"/>0.778846 <text:s text:c="4"/>0.701923</text:p>
          </table:table-cell>
        </table:table-row>
        <table:table-row table:style-name="ro1">
          <table:table-cell office:value-type="string" calcext:value-type="string">
            <text:p>T008 <text:s text:c="4"/>0.796610 <text:s text:c="5"/>0.847458 <text:s text:c="4"/>0.822034 <text:s text:c="3"/>0.822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010 <text:s text:c="4"/>0.798319 <text:s text:c="5"/>0.789916 <text:s text:c="4"/>0.773109 <text:s text:c="3"/>0.787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014 <text:s text:c="4"/>0.712000 <text:s text:c="5"/>0.712000 <text:s text:c="4"/>0.760000 <text:s text:c="3"/>0.728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016 <text:s text:c="4"/>0.902655 <text:s text:c="5"/>0.946903 <text:s text:c="4"/>0.876106 <text:s text:c="3"/>0.9085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017 <text:s text:c="4"/>0.854701 <text:s text:c="5"/>0.863248 <text:s text:c="4"/>0.897436 <text:s text:c="3"/>0.871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018 <text:s text:c="4"/>0.671875 <text:s text:c="5"/>0.671875 <text:s text:c="4"/>0.773438 <text:s text:c="3"/>0.7057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020 <text:s text:c="4"/>0.754386 <text:s text:c="5"/>0.903509 <text:s text:c="4"/>0.894737 <text:s text:c="3"/>0.850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022 <text:s text:c="4"/>0.775000 <text:s text:c="5"/>0.783333 <text:s text:c="4"/>0.800000 <text:s text:c="3"/>0.786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023 <text:s text:c="4"/>0.736842 <text:s text:c="5"/>0.736842 <text:s text:c="4"/>0.684211 <text:s text:c="3"/>0.719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024 <text:s text:c="4"/>0.847458 <text:s text:c="5"/>0.872881 <text:s text:c="4"/>0.915254 <text:s text:c="3"/>0.878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029 <text:s text:c="4"/>0.775194 <text:s text:c="5"/>0.875969 <text:s text:c="4"/>0.744186 <text:s text:c="3"/>0.7984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031 <text:s text:c="4"/>0.890625 <text:s text:c="5"/>0.960938 <text:s text:c="4"/>0.945312 <text:s text:c="3"/>0.932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033 <text:s text:c="4"/>0.808511 <text:s text:c="5"/>0.921986 <text:s text:c="4"/>0.886525 <text:s text:c="3"/>0.872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034 <text:s text:c="4"/>0.886957 <text:s text:c="5"/>0.895652 <text:s text:c="4"/>0.730435 <text:s text:c="3"/>0.8376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036 <text:s text:c="4"/>0.647541 <text:s text:c="5"/>0.762295 <text:s text:c="4"/>0.836066 <text:s text:c="3"/>0.7486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038 <text:s text:c="4"/>0.849315 <text:s text:c="5"/>0.815068 <text:s text:c="4"/>0.863014 <text:s text:c="3"/>0.8424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039 <text:s text:c="4"/>0.775000 <text:s text:c="5"/>0.908333 <text:s text:c="4"/>0.958333 <text:s text:c="3"/>0.880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043 <text:s text:c="4"/>0.758333 <text:s text:c="5"/>0.916667 <text:s text:c="4"/>0.908333 <text:s text:c="3"/>0.86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044 <text:s text:c="4"/>0.818898 <text:s text:c="5"/>0.889764 <text:s text:c="4"/>0.897638 <text:s text:c="3"/>0.868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045 <text:s text:c="4"/>0.764706 <text:s text:c="5"/>0.882353 <text:s text:c="4"/>0.823529 <text:s text:c="3"/>0.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047 <text:s text:c="4"/>0.783582 <text:s text:c="5"/>0.820896 <text:s text:c="4"/>0.828358 <text:s text:c="3"/>0.810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060 <text:s text:c="4"/>0.634615 <text:s text:c="5"/>0.778846 <text:s text:c="4"/>0.653846 <text:s text:c="3"/>0.689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061 <text:s text:c="4"/>0.736264 <text:s text:c="5"/>0.802198 <text:s text:c="4"/>0.725275 <text:s text:c="3"/>0.754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066 <text:s text:c="4"/>0.733945 <text:s text:c="5"/>0.889908 <text:s text:c="4"/>0.899083 <text:s text:c="3"/>0.8409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068 <text:s text:c="4"/>0.634615 <text:s text:c="5"/>0.817308 <text:s text:c="4"/>0.807692 <text:s text:c="3"/>0.753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077 <text:s text:c="4"/>0.635514 <text:s text:c="5"/>0.822430 <text:s text:c="4"/>0.822430 <text:s text:c="3"/>0.760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080 <text:s text:c="4"/>0.754717 <text:s text:c="5"/>0.839623 <text:s text:c="4"/>0.716981 <text:s text:c="3"/>0.7704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081 <text:s text:c="4"/>0.806818 <text:s text:c="5"/>0.897727 <text:s text:c="4"/>0.784091 <text:s text:c="3"/>0.829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084 <text:s text:c="4"/>0.704082 <text:s text:c="5"/>0.755102 <text:s text:c="4"/>0.755102 <text:s text:c="3"/>0.73809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river con le prestazioni medie migliori: T03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river con le prestazioni medie peggiori: T06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5T16:23:06.170000000</meta:creation-date>
    <dc:date>2023-12-10T16:41:14.629000000</dc:date>
    <meta:editing-duration>PT4H41M53S</meta:editing-duration>
    <meta:editing-cycles>2</meta:editing-cycles>
    <meta:generator>LibreOffice/7.4.2.3$Windows_X86_64 LibreOffice_project/382eef1f22670f7f4118c8c2dd222ec7ad009daf</meta:generator>
    <meta:document-statistic meta:table-count="1" meta:cell-count="38" meta:object-count="0"/>
  </office:meta>
</office:document-meta>
</file>